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B000002EE1E086609E371A75F.png" manifest:media-type="image/png"/>
  <manifest:file-entry manifest:full-path="Pictures/100015D0000047710000504B5E4079B66EF3ABF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55cm" fo:min-width="4.998cm"/>
      <style:paragraph-properties style:writing-mode="lr-tb"/>
    </style:style>
    <style:style style:name="gr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8.553cm" fo:min-width="5.598cm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8.55cm" fo:min-width="6.998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1.61cm" fo:min-width="2.4cm"/>
    </style:style>
    <style:style style:name="gr5" style:family="graphic" style:parent-style-name="standard">
      <style:graphic-properties draw:stroke="none" draw:fill="solid" draw:fill-color="#5eb91e" draw:textarea-vertical-align="middle"/>
    </style:style>
    <style:style style:name="gr6" style:family="graphic" style:parent-style-name="standard">
      <style:graphic-properties draw:stroke="none" draw:fill="solid" draw:fill-color="#50938a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611cm" fo:min-width="2.4cm"/>
    </style:style>
    <style:style style:name="gr9" style:family="graphic" style:parent-style-name="standard">
      <style:graphic-properties draw:stroke="none" draw:fill="solid" draw:fill-color="#666666" draw:textarea-vertical-align="middle"/>
    </style:style>
    <style:style style:name="gr10" style:family="graphic" style:parent-style-name="standard">
      <style:graphic-properties draw:stroke="none" draw:fill="solid" draw:fill-color="#808080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370%" draw:red="0%" draw:green="0%" draw:blue="0%" fo:clip="rect(0cm, 0cm, 0cm, 0cm)" draw:image-opacity="19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370%" draw:red="0%" draw:green="0%" draw:blue="0%" fo:clip="rect(0cm, 0cm, 0cm, 0cm)" draw:image-opacity="20%" style:mirror="none"/>
    </style:style>
    <style:style style:name="gr14" style:family="graphic" style:parent-style-name="objectwithoutfill">
      <style:graphic-properties draw:marker-end="Short_20_line_20_Arrow" draw:marker-end-width="0.2cm" draw:fill="solid" draw:textarea-vertical-align="middle"/>
    </style:style>
    <style:style style:name="gr15" style:family="graphic" style:parent-style-name="objectwithoutfill">
      <style:graphic-properties draw:marker-start="Short_20_line_20_Arrow" draw:marker-end="Short_20_line_20_Arrow" draw:marker-end-width="0.2cm" draw:fill="solid" draw:textarea-vertical-align="middle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objectwithoutfill">
      <style:graphic-properties draw:stroke="solid" draw:stroke-dash="Fine_20_Dashed" draw:marker-start="" draw:marker-start-width="0.1cm" draw:marker-end="Rounded_20_short_20_Arrow" draw:marker-end-width="0.2cm" draw:fill="solid" draw:textarea-vertical-align="middle"/>
    </style:style>
    <style:style style:name="gr18" style:family="graphic" style:parent-style-name="objectwithoutfill">
      <style:graphic-properties draw:stroke="dash" draw:stroke-dash="Fine_20_Dashed" draw:marker-start="" draw:marker-start-width="0.1cm" draw:marker-end="" draw:marker-end-width="0.2cm" draw:fill="solid" draw:textarea-vertical-align="middle"/>
    </style:style>
    <style:style style:name="gr19" style:family="graphic" style:parent-style-name="objectwithoutfill">
      <style:graphic-properties draw:stroke="dash" draw:stroke-dash="Fine_20_Dashed" svg:stroke-color="#000000" draw:marker-start="" draw:marker-start-width="0.1cm" draw:marker-end="" draw:marker-end-width="0.2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9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9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899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12cm" fo:min-width="0.578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marker-start="" draw:fill-color="#000000" draw:textarea-horizontal-align="justify" draw:textarea-vertical-align="middle" draw:auto-grow-height="false" fo:min-height="0.12cm" fo:min-width="0.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29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.462cm"/>
      <style:paragraph-properties style:writing-mode="lr-tb"/>
    </style:style>
    <style:style style:name="gr27" style:family="graphic" style:parent-style-name="objectwithoutfill">
      <style:graphic-properties draw:stroke="dash" draw:stroke-dash="Fine_20_Dashed" svg:stroke-color="#000000" draw:marker-start="" draw:marker-start-width="0.1cm" draw:marker-end="Square" draw:marker-end-width="0.2cm" draw:fill="solid" draw:textarea-vertical-align="middle"/>
    </style:style>
    <style:style style:name="gr28" style:family="graphic" style:parent-style-name="objectwithoutfill">
      <style:graphic-properties draw:marker-start="" draw:marker-start-width="0.1cm" draw:marker-end="Rounded_20_short_20_Arrow" draw:marker-end-width="0.2cm" draw:fill="solid" draw:textarea-vertical-align="middle"/>
    </style:style>
    <style:style style:name="gr29" style:family="graphic" style:parent-style-name="objectwithoutfill">
      <style:graphic-properties draw:stroke="solid" draw:stroke-dash="Fine_20_Dashed" draw:marker-start="" draw:marker-start-width="0.1cm" draw:marker-end="" draw:marker-end-width="0.2cm" draw:fill="solid" draw:textarea-vertical-align="middle"/>
    </style:style>
    <style:style style:name="gr30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.646cm" fo:min-width="2.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3" style:family="graphic" style:parent-style-name="standard">
      <style:graphic-properties draw:fill-color="#000000" draw:textarea-vertical-align="middle"/>
    </style:style>
    <style:style style:name="gr3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draw:stroke="dash" draw:stroke-dash="Long_20_Dash" draw:marker-start="Circle" draw:marker-start-width="0.1cm" draw:marker-end="Rounded_20_short_20_Arrow" draw:marker-end-width="0.2cm"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5eb91e"/>
      <style:paragraph-properties fo:text-align="center"/>
    </style:style>
    <style:style style:name="P5" style:family="paragraph">
      <loext:graphic-properties draw:fill="solid" draw:fill-color="#50938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="solid" draw:fill-color="#80808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16" style:family="paragraph">
      <loext:graphic-properties draw:fill="none" draw:fill-color="#ffffff"/>
      <style:paragraph-properties style:writing-mode="lr-tb"/>
      <style:text-properties fo:color="#ffffff" fo:font-size="24pt" fo:font-weight="bold"/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24pt" fo:font-weight="bold"/>
    </style:style>
    <style:style style:name="T3" style:family="text">
      <style:text-properties fo:color="#ffffff" fo:font-size="24pt" fo:font-weight="bold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98cm" svg:height="8.8cm" svg:x="8.401cm" svg:y="1cm">
          <text:p text:style-name="P1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8cm" svg:height="8.803cm" draw:transform="skewX (0.0010471975511966) rotate (0.0010471975511966) translate (13.899cm 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98cm" svg:height="8.8cm" svg:x="1.003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1.86cm" svg:x="1.534cm" svg:y="4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4" draw:layer="layout" svg:width="1.523cm" svg:height="1.294cm" svg:x="1.534cm" svg:y="5.516cm" svg:viewBox="0 0 1524 1295" svg:d="M0 1295c590-2914 1524 0 1524 0z">
          <text:p/>
        </draw:path>
        <draw:path draw:style-name="gr6" draw:text-style-name="P5" draw:layer="layout" svg:width="1.523cm" svg:height="1.021cm" svg:x="2.664cm" svg:y="5.789cm" svg:viewBox="0 0 1524 1022" svg:d="M0 1022c590-2299 1524 0 1524 0z">
          <text:p/>
        </draw:path>
        <draw:frame draw:style-name="gr7" draw:text-style-name="P6" draw:layer="layout" svg:width="0.383cm" svg:height="0.43cm" svg:x="1.862cm" svg:y="5.824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E086609E371A75F.png" xlink:type="simple" xlink:show="embed" xlink:actuate="onLoad" loext:mime-type="image/png"/>
        </draw:frame>
        <draw:frame draw:style-name="gr7" draw:text-style-name="P6" draw:layer="layout" svg:width="0.438cm" svg:height="0.492cm" svg:x="3.011cm" svg:y="6.023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E086609E371A75F.png" xlink:type="simple" xlink:show="embed" xlink:actuate="onLoad" loext:mime-type="image/png"/>
        </draw:frame>
        <draw:custom-shape draw:style-name="gr8" draw:text-style-name="P7" draw:layer="layout" svg:width="2.9cm" svg:height="1.861cm" svg:x="5.1cm" svg:y="4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8" draw:layer="layout" svg:width="1.523cm" svg:height="1.294cm" svg:x="5.1cm" svg:y="5.497cm" svg:viewBox="0 0 1524 1295" svg:d="M0 1295c590-2914 1524 0 1524 0z">
          <text:p/>
        </draw:path>
        <draw:path draw:style-name="gr10" draw:text-style-name="P9" draw:layer="layout" svg:width="1.523cm" svg:height="1.021cm" svg:x="6.23cm" svg:y="5.77cm" svg:viewBox="0 0 1524 1022" svg:d="M0 1022c590-2299 1524 0 1524 0z">
          <text:p/>
        </draw:path>
        <draw:custom-shape draw:style-name="gr11" draw:text-style-name="P1" draw:layer="layout" svg:width="0.159cm" svg:height="0.166cm" svg:x="7.678cm" svg:y="5.2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6" draw:layer="layout" svg:width="0.384cm" svg:height="0.431cm" svg:x="5.428cm" svg:y="5.866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E086609E371A75F.png" xlink:type="simple" xlink:show="embed" xlink:actuate="onLoad" loext:mime-type="image/png"/>
        </draw:frame>
        <draw:frame draw:style-name="gr13" draw:text-style-name="P6" draw:layer="layout" svg:width="0.384cm" svg:height="0.47cm" svg:x="6.577cm" svg:y="6.03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E086609E371A75F.png" xlink:type="simple" xlink:show="embed" xlink:actuate="onLoad" loext:mime-type="image/png"/>
        </draw:frame>
        <draw:line draw:style-name="gr14" draw:text-style-name="P10" draw:layer="layout" svg:x1="9.313cm" svg:y1="3.442cm" svg:x2="12.6cm" svg:y2="3.419cm">
          <text:p/>
        </draw:line>
        <draw:line draw:style-name="gr15" draw:text-style-name="P10" draw:layer="layout" svg:x1="9.313cm" svg:y1="1.785cm" svg:x2="9.246cm" svg:y2="4.7cm">
          <text:p/>
        </draw:line>
        <draw:path draw:style-name="gr16" draw:text-style-name="P10" draw:layer="layout" svg:width="1.494cm" svg:height="1.668cm" draw:transform="skewX (0.0987856356628791) rotate (1.18158790360016) translate (9.3126712154549cm 3.45638632858599cm)" svg:viewBox="0 0 1495 1669" svg:d="M0 0c2765 2 848 1669 848 1669">
          <text:p/>
        </draw:path>
        <draw:path draw:style-name="gr16" draw:text-style-name="P10" draw:layer="layout" svg:width="0.984cm" svg:height="0.836cm" draw:transform="skewX (-0.358316095434436) rotate (1.85476139609437) translate (11.3910505860181cm 4.38815626710004cm)" svg:viewBox="0 0 985 837" svg:d="M985 0c-1823-3-557 837-557 837">
          <text:p/>
        </draw:path>
        <draw:line draw:style-name="gr17" draw:text-style-name="P10" draw:layer="layout" svg:x1="10.68cm" svg:y1="5.384cm" svg:x2="10.68cm" svg:y2="3.53cm">
          <text:p/>
        </draw:line>
        <draw:line draw:style-name="gr18" draw:text-style-name="P10" draw:layer="layout" svg:x1="10.684cm" svg:y1="3.459cm" svg:x2="10.7cm" svg:y2="2.6cm">
          <text:p/>
        </draw:line>
        <draw:line draw:style-name="gr19" draw:text-style-name="P10" draw:layer="layout" svg:x1="9.3cm" svg:y1="2.6cm" svg:x2="15cm" svg:y2="2.6cm">
          <text:p/>
        </draw:line>
        <draw:frame draw:style-name="gr20" draw:text-style-name="P12" draw:layer="layout" svg:width="1.442cm" svg:height="0.997cm" svg:x="8.794cm" svg:y="1.2cm">
          <draw:text-box>
            <text:p text:style-name="P11"><text:span text:style-name="T1">+</text:span></text:p>
          </draw:text-box>
        </draw:frame>
        <draw:frame draw:style-name="gr21" draw:text-style-name="P12" draw:layer="layout" svg:width="1.423cm" svg:height="0.997cm" svg:x="8.6cm" svg:y="3.052cm">
          <draw:text-box>
            <text:p text:style-name="P11"><text:span text:style-name="T1">0</text:span></text:p>
          </draw:text-box>
        </draw:frame>
        <draw:frame draw:style-name="gr22" draw:text-style-name="P12" draw:layer="layout" svg:width="1.399cm" svg:height="0.997cm" svg:x="8.758cm" svg:y="4.603cm">
          <draw:text-box>
            <text:p text:style-name="P11"><text:span text:style-name="T1">– </text:span></text:p>
          </draw:text-box>
        </draw:frame>
        <draw:custom-shape draw:style-name="gr23" draw:text-style-name="P13" draw:layer="layout" svg:width="1.158cm" svg:height="1.142cm" svg:x="14.402cm" svg:y="6.96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158cm" svg:height="1.142cm" svg:x="14.4cm" svg:y="6.96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5" draw:layer="layout" svg:width="0.641cm" svg:height="1.195cm" svg:x="14.302cm" svg:y="6.7cm">
          <draw:text-box>
            <text:p><text:span text:style-name="T2">+</text:span></text:p>
          </draw:text-box>
        </draw:frame>
        <draw:frame draw:style-name="gr26" draw:text-style-name="P16" draw:layer="layout" svg:width="0.778cm" svg:height="2.139cm" svg:x="14.717cm" svg:y="7.171cm">
          <draw:text-box>
            <text:p><text:span text:style-name="T3">– </text:span></text:p>
          </draw:text-box>
        </draw:frame>
        <draw:line draw:style-name="gr27" draw:text-style-name="P10" draw:layer="layout" svg:x1="15cm" svg:y1="2.6cm" svg:x2="15cm" svg:y2="6.8cm">
          <text:p/>
        </draw:line>
        <draw:line draw:style-name="gr28" draw:text-style-name="P10" draw:layer="layout" svg:x1="2.7cm" svg:y1="7.5cm" svg:x2="14.3cm" svg:y2="7.5cm">
          <text:p/>
        </draw:line>
        <draw:line draw:style-name="gr29" draw:text-style-name="P10" draw:layer="layout" svg:x1="2.7cm" svg:y1="7.501cm" svg:x2="2.7cm" svg:y2="6.8cm">
          <text:p/>
        </draw:line>
        <draw:custom-shape draw:style-name="gr30" draw:text-style-name="P17" draw:layer="layout" svg:width="2.9cm" svg:height="1.896cm" svg:x="16.5cm" svg:y="6.475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1.523cm" svg:height="1.319cm" svg:x="16.5cm" svg:y="7.055cm" svg:viewBox="0 0 1524 1320" svg:d="M0 1320c590-2970 1524 0 1524 0z">
          <text:p/>
        </draw:path>
        <draw:path draw:style-name="gr6" draw:text-style-name="P5" draw:layer="layout" svg:width="1.523cm" svg:height="1.04cm" svg:x="17.63cm" svg:y="7.333cm" svg:viewBox="0 0 1524 1041" svg:d="M0 1041c590-2342 1524 0 1524 0z">
          <text:p/>
        </draw:path>
        <draw:frame draw:style-name="gr7" draw:text-style-name="P6" draw:layer="layout" svg:width="0.39cm" svg:height="0.438cm" svg:x="16.835cm" svg:y="7.379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E086609E371A75F.png" xlink:type="simple" xlink:show="embed" xlink:actuate="onLoad" loext:mime-type="image/png"/>
        </draw:frame>
        <draw:frame draw:style-name="gr7" draw:text-style-name="P6" draw:layer="layout" svg:width="0.446cm" svg:height="0.501cm" svg:x="18.006cm" svg:y="7.582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E086609E371A75F.png" xlink:type="simple" xlink:show="embed" xlink:actuate="onLoad" loext:mime-type="image/png"/>
        </draw:frame>
        <draw:line draw:style-name="gr28" draw:text-style-name="P10" draw:layer="layout" svg:x1="15.632cm" svg:y1="7.512cm" svg:x2="16.5cm" svg:y2="7.5cm">
          <text:p/>
        </draw:line>
        <draw:frame draw:style-name="gr31" draw:text-style-name="P18" draw:layer="layout" svg:width="1.242cm" svg:height="1.361cm" svg:x="4.1cm" svg:y="8.801cm">
          <draw:text-box>
            <text:p><text:span text:style-name="T4">1</text:span></text:p>
          </draw:text-box>
        </draw:frame>
        <draw:frame draw:style-name="gr31" draw:text-style-name="P18" draw:layer="layout" svg:width="1.242cm" svg:height="1.361cm" svg:x="10.8cm" svg:y="8.802cm">
          <draw:text-box>
            <text:p><text:span text:style-name="T4">2</text:span></text:p>
          </draw:text-box>
        </draw:frame>
        <draw:frame draw:style-name="gr31" draw:text-style-name="P18" draw:layer="layout" svg:width="1.242cm" svg:height="1.361cm" svg:x="16.7cm" svg:y="8.803cm">
          <draw:text-box>
            <text:p><text:span text:style-name="T4">3</text:span></text:p>
          </draw:text-box>
        </draw:frame>
        <draw:g>
          <draw:custom-shape draw:style-name="gr32" draw:text-style-name="P13" draw:layer="layout" svg:width="0.442cm" svg:height="0.397cm" svg:x="12.945cm" svg:y="3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3" draw:text-style-name="P14" draw:layer="layout" svg:width="0.462cm" svg:height="0.397cm" draw:transform="rotate (-3.14159265358979) translate (13.387cm 3.599cm)" draw:kind="cut" draw:start-angle="88.15" draw:end-angle="270">
            <text:p/>
          </draw:ellipse>
          <draw:line draw:style-name="gr34" draw:text-style-name="P10" draw:layer="layout" svg:x1="13.172cm" svg:y1="3.121cm" svg:x2="13.172cm" svg:y2="3cm">
            <text:p/>
          </draw:line>
          <draw:line draw:style-name="gr34" draw:text-style-name="P10" draw:layer="layout" svg:x1="13.172cm" svg:y1="3.801cm" svg:x2="13.172cm" svg:y2="3.68cm">
            <text:p/>
          </draw:line>
          <draw:line draw:style-name="gr34" draw:text-style-name="P10" draw:layer="layout" svg:x1="13.472cm" svg:y1="3.417cm" svg:x2="13.608cm" svg:y2="3.417cm">
            <text:p/>
          </draw:line>
          <draw:line draw:style-name="gr34" draw:text-style-name="P10" draw:layer="layout" svg:x1="12.72cm" svg:y1="3.417cm" svg:x2="12.856cm" svg:y2="3.417cm">
            <text:p/>
          </draw:line>
          <draw:line draw:style-name="gr34" draw:text-style-name="P10" draw:layer="layout" svg:x1="12.863cm" svg:y1="3.7cm" svg:x2="12.958cm" svg:y2="3.614cm">
            <text:p/>
          </draw:line>
          <draw:line draw:style-name="gr34" draw:text-style-name="P10" draw:layer="layout" svg:x1="13.381cm" svg:y1="3.2cm" svg:x2="13.476cm" svg:y2="3.114cm">
            <text:p/>
          </draw:line>
          <draw:line draw:style-name="gr34" draw:text-style-name="P10" draw:layer="layout" svg:x1="13.381cm" svg:y1="3.615cm" svg:x2="13.476cm" svg:y2="3.701cm">
            <text:p/>
          </draw:line>
          <draw:line draw:style-name="gr34" draw:text-style-name="P10" draw:layer="layout" svg:x1="12.855cm" svg:y1="3.106cm" svg:x2="12.95cm" svg:y2="3.192cm">
            <text:p/>
          </draw:line>
        </draw:g>
        <draw:line draw:style-name="gr16" draw:text-style-name="P10" draw:layer="layout" svg:x1="7.8cm" svg:y1="5.362cm" svg:x2="10.7cm" svg:y2="5.4cm">
          <text:p/>
        </draw:line>
        <draw:custom-shape draw:style-name="gr11" draw:text-style-name="P1" draw:layer="layout" svg:width="0.159cm" svg:height="0.166cm" svg:x="4.113cm" svg:y="5.2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10" draw:layer="layout" svg:x1="4.156cm" svg:y1="5.363cm" svg:x2="7.7cm" svg:y2="5.3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25:03.857255768</meta:creation-date>
    <dc:date>2020-11-07T09:52:35.595956982</dc:date>
    <meta:editing-duration>PT9H11M55S</meta:editing-duration>
    <meta:editing-cycles>9</meta:editing-cycles>
    <meta:generator>LibreOffice/6.4.5.2$Linux_X86_64 LibreOffice_project/40$Build-2</meta:generator>
    <meta:document-statistic meta:object-count="54"/>
  </office:meta>
</office:document-meta>
</file>